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top="0cm" fo:margin-bottom="0cm" style:contextual-spacing="false"/>
    </style:style>
    <style:style style:name="P3" style:family="paragraph" style:parent-style-name="Text_20_body">
      <style:paragraph-properties fo:margin-left="1.058cm" fo:margin-right="0cm" fo:text-indent="0cm" style:auto-text-indent="false"/>
    </style:style>
    <style:style style:name="P4" style:family="paragraph" style:parent-style-name="Text_20_body">
      <style:paragraph-properties fo:margin-left="1.905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1.905cm" fo:margin-right="0cm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Heading_20_1" style:master-page-name="HTML">
      <style:paragraph-properties style:page-number="auto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../../../../../../../search" xlink:type="simple">
          <form:properties>
            <form:property form:property-name="PropertyChangeNotificationEnabled" office:value-type="boolean" office:boolean-value="true"/>
          </form:properties>
          <form:hidden form:name="cx" form:control-implementation="ooo:com.sun.star.form.component.HiddenControl" xml:id="control1" form:id="control1" form:value="009245469817848559060:r2g9otu_04y"/>
          <form:hidden form:name="cof" form:control-implementation="ooo:com.sun.star.form.component.HiddenControl" xml:id="control2" form:id="control2" form:value="FORID:10"/>
          <form:hidden form:name="ie" form:control-implementation="ooo:com.sun.star.form.component.HiddenControl" xml:id="control3" form:id="control3" form:value="UTF-8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">
        <text:p text:style-name="P18"/>
        <text:section text:style-name="Sect1" text:name="section_3">
          <text:h text:style-name="Heading_20_3" text:outline-level="3">Αποστολή συνάντησης (meeting) ως πρόσκληση στις επαφές και στα leads που δεν έχουν αποθηκευθεί στο  Sugar</text:h>
          <text:p text:style-name="Text_20_body">Με το <text:s/>Sugar 6.5, μπορείς να στείλεις πρόσκληση <text:s/>για Meetings και να καλέσεις ακόμα και τις επαφές ή τα <text:s/>Leads τα οποία δεν έχουν αποθηκευθεί στο Sugar. Θα σας ζητηθεί να δημιουργήσετε αυτές τις επαφές κατά την διαδικασία αποστολής πρόσκλησης</text:p>
          <text:list xml:id="list6324251231218779737" text:style-name="L3">
            <text:list-item>
              <text:p text:style-name="P14">Κάντε κλικ όποια στιγμή θέλετε στο &lt;&lt;κουτάκι&gt;&gt; ημερολόφιο για να ανοίξετε την εντολή-φόρμα <text:s/>δημιουργίας δραστηριότητας (Γρήγορη δημιουργία) .<text:line-break/>(Μπορείτε επίσης να δημιουργήσετε ένα Meeting ή μια κλίση και να αποθηκεύσετε με μία από τις παραπάνω μεθόδους που περιγράθηκαν στο μενού <text:span text:style-name="T2">Δημιουργία εγγραφών στο Ημερολόγιο</text:span> στο επάνω περιθώριο</text:p>
            </text:list-item>
            <text:list-item>
              <text:p text:style-name="P14">Κάντε κλικ στο μενού προσκλήσεις <text:s/>στη φμα δημιουργία ενέργειας. </text:p>
            </text:list-item>
            <text:list-item>
              <text:p text:style-name="P14">Εισάγετε την πληροφορία <text:s/>στο μενού <text:s/>προσθήκη προσκλήσεων. </text:p>
            </text:list-item>
            <text:list-item>
              <text:p text:style-name="P14">Κάντε κλικ στο κουμπί ώς επαφή είτε στο κουμπί ώς or Lead <text:s/>στο μενού δημιουργίας προσκλήσεων. <text:line-break/>Οι πληροφορίες που εισήχθησαν στο μενού έχουν προσυμπληρωθεί στο μενού δημιουργία προσκεκλημένου. </text:p>
            </text:list-item>
            <text:list-item>
              <text:p text:style-name="P14">Κάντε κλίκ στο δημιουργία&amp;προσθήκη. <text:line-break/>Η νέα επαφή ή το νέο Lead έχει προστεθεί στην πρόσκληση για συνάντηση ή στην πρόσκληση για κάλεσμα. </text:p>
            </text:list-item>
            <text:list-item>
              <text:p text:style-name="P14">Κάντε κλίκ στο κουτί των λεπτομερειών και εισάγετε τις απαραίτητες πληροφορίες που συσχετίζονται με τη συνάντηση ή το κάλεσμα. </text:p>
            </text:list-item>
            <text:list-item>
              <text:p text:style-name="P14">Εισάγετε πληροφορίες στο κουτί εμφάνισης εφόσον χρειαστεί. (Για περισσότερες πληροφορίες σχετικά με τις επαναλαμβανόμενες συναντήσεις ή καλέσματα κοιτάξτα στο κάτω μενού) </text:p>
            </text:list-item>
            <text:list-item>
              <text:p text:style-name="P8">Κάντε κλικ στην αποθήκευση &amp; στείλτε τις προσκλήσεις. </text:p>
            </text:list-item>
          </text:list>
          <text:h text:style-name="Heading_20_3" text:outline-level="3">Στείλτε υπενθυμίσεις για κάθε συνάντηση μέσω Email</text:h>
          <text:p text:style-name="Text_20_body">Οι υπενθυμιτές των συναντήσεων δεν εμφανίζονται μόνο ως pop-ups στην εφαρμογή που αφορά Sugar χρήστες, αντίθετα μπορούν να αποσταλλούν μέσω ηλεκτρονικού ταχυδρομείου σε ολους τους προσκεκλημμένους (συμπεριλαμβανομένων και αυτών που δεν κάνουν χρήση του Sugar ) . Επιλέξτε Υπενθυμίσεις&gt;Emails checkbox στη φόρμα δημιουργίας δραστηριότητας και καθορίστε τον χρόνο αποστολής του email-υπενθύμιση που θα αποσταλλεί επιλέγοντας μία από τις επιλογές στην drop-down λίστα.</text:p>
          <text:h text:style-name="Heading_20_2" text:outline-level="2">Επαναλαμβανόμενες Συναντήσεις και προσκλήσεις.</text:h>
          <text:h text:style-name="Heading_20_2" text:outline-level="2">Δημιουργία επαναλαμβανόμενης Συνάντησης και πρόσκλησης</text:h>
          <text:p text:style-name="Text_20_body">Χρησιμοποιείστε την γρορη δημιουργία φόρμας <text:s/>Στο ημερολόγιο ώστε να δημιουργηθούν οι επαναλαμβανόμενες συναντήσεις και κλήσεις.</text:p>
          <text:p text:style-name="Text_20_body">Σημείωση : Οι επαναλαμβανόμενες συναντήσεις και κλήσεις μπορούν να δημιουργηθούν χρησιμοποι'ωντας την γρήγορη φόρμα δημιουργίας μόνο στο ημερολόγιοa<text:script xlink:href="../../../../assets/js/config.js"/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endar - SugarCRM Support </dc:title>
    <meta:generator>LibreOffice/4.2.3.3$Linux_x86 LibreOffice_project/420m0$Build-3</meta:generator>
    <dc:date>2014-07-21T19:20:00.295389779</dc:date>
    <meta:editing-duration>PT16M41S</meta:editing-duration>
    <meta:editing-cycles>9</meta:editing-cycles>
    <meta:document-statistic meta:table-count="0" meta:image-count="0" meta:object-count="0" meta:page-count="1" meta:paragraph-count="16" meta:word-count="336" meta:character-count="2391" meta:non-whitespace-character-count="2060"/>
    <meta:user-defined meta:name=""/>
    <meta:user-defined meta:name="viewport">width=device-width</meta:user-defined>
  </office:meta>
</office:document-meta>
</file>